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7" style:family="graphic" style:parent-style-name="objectwithoutfill">
      <style:graphic-properties draw:marker-end="Arrowheads_20_7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0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gr21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withoutfill">
      <style:graphic-properties draw:marker-end="Arrowheads_20_12" draw:marker-end-width="0.3cm" draw:fill="none" draw:textarea-vertical-align="middle"/>
    </style:style>
    <style:style style:name="gr25" style:family="graphic" style:parent-style-name="objectwithoutfill">
      <style:graphic-properties draw:marker-end="Arrowheads_20_17" draw:marker-end-width="0.3cm" draw:fill="none" draw:textarea-vertical-align="middle"/>
    </style:style>
    <style:style style:name="gr26" style:family="graphic" style:parent-style-name="objectwithoutfill">
      <style:graphic-properties draw:marker-start="Arrowheads_20_18" draw:marker-start-width="0.3cm" draw:marker-end="Arrowheads_20_19" draw:marker-end-width="0.3cm" draw:fill="none" draw:textarea-vertical-align="middle"/>
    </style:style>
    <style:style style:name="gr27" style:family="graphic" style:parent-style-name="objectwithoutfill">
      <style:graphic-properties draw:marker-start="Arrowheads_20_20" draw:marker-start-width="0.3cm" draw:marker-end="Arrowheads_20_21" draw:marker-end-width="0.3cm" draw:fill="none" draw:textarea-vertical-align="middle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9" style:family="graphic" style:parent-style-name="standard">
      <style:graphic-properties draw:stroke="dash" draw:stroke-dash="Dot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0" style:family="graphic" style:parent-style-name="objectwithoutfill">
      <style:graphic-properties draw:marker-start="Arrowheads_20_24" draw:marker-start-width="0.3cm" draw:marker-end="Arrowheads_20_25" draw:marker-end-width="0.3cm" draw:fill="none" draw:textarea-vertical-align="middle"/>
    </style:style>
    <style:style style:name="pr1" style:family="presentation" style:parent-style-name="Default-title">
      <style:graphic-properties fo:min-height="2.25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737cm"/>
      <style:paragraph-properties style:writing-mode="lr-tb"/>
    </style:style>
    <style:style style:name="pr4" style:family="presentation" style:parent-style-name="Default-title">
      <style:graphic-properties fo:min-height="1.465cm"/>
      <style:paragraph-properties style:writing-mode="lr-tb"/>
    </style:style>
    <style:style style:name="pr5" style:family="presentation" style:parent-style-name="Default-title">
      <style:graphic-properties fo:min-height="1.889cm"/>
      <style:paragraph-properties style:writing-mode="lr-tb"/>
    </style:style>
    <style:style style:name="pr6" style:family="presentation" style:parent-style-name="Default-title">
      <style:graphic-properties fo:min-height="1.38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25pt"/>
    </style:style>
    <style:style style:name="P7" style:family="paragraph">
      <style:paragraph-properties style:writing-mode="lr-tb"/>
      <style:text-properties fo:font-size="24pt"/>
    </style:style>
    <style:style style:name="T1" style:family="text">
      <style:text-properties fo:language="en" fo:country="IN"/>
    </style:style>
    <style:style style:name="T2" style:family="text">
      <style:text-properties fo:font-size="25pt"/>
    </style:style>
    <style:style style:name="T3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257cm" svg:x="1.301cm" svg:y="0.243cm" presentation:class="title" presentation:user-transformed="true">
          <draw:text-box>
            <text:p>Problem Statement</text:p>
          </draw:text-box>
        </draw:frame>
        <draw:frame draw:style-name="gr1" draw:text-style-name="P2" draw:layer="layout" svg:width="27cm" svg:height="13.049cm" svg:x="0.5cm" svg:y="2.5cm">
          <draw:text-box>
            <text:p>1.Developing a software to Detect Fake News and auto populating the fake news spreader’s inbox with official news.</text:p>
            <text:p/>
            <text:p>2.<text:span text:style-name="T1">Using a news source as a training database and taking proper data(features) for Training model.</text:span></text:p>
            <text:p><text:span text:style-name="T1"/></text:p>
            <text:p><text:span text:style-name="T1">3.Dividing the news into fake and real section/classifications.</text:span></text:p>
            <text:p><text:span text:style-name="T1"/></text:p>
            <text:p><text:span text:style-name="T1">4.Using a proper Classification machine learning model to create an algorithm that detects training data.</text:span></text:p>
            <text:p><text:span text:style-name="T1"/></text:p>
            <text:p><text:span text:style-name="T1">4.Storing the algorithm/database on a remote server.</text:span></text:p>
            <text:p><text:span text:style-name="T1"/></text:p>
            <text:p><text:span text:style-name="T1">5.Creating a website that takes a news link for input and fetches the link to the algorithm for detecting if it’s fake or not.</text:span></text:p>
            <text:p><text:span text:style-name="T1"/></text:p>
            <text:p><text:span text:style-name="T1">6.Repopulating the fake news spreader’s inbox with authenticated news if said news is indeed fake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7.5cm" svg:height="1.737cm" svg:x="9cm" svg:y="0.5cm" presentation:class="title" presentation:user-transformed="true">
          <draw:text-box>
            <text:p>Work Flow</text:p>
          </draw:text-box>
        </draw:frame>
        <draw:frame draw:style-name="gr3" draw:text-style-name="P2" draw:layer="layout" svg:width="7cm" svg:height="2.384cm" svg:x="2cm" svg:y="6cm">
          <draw:text-box>
            <text:p>Webpage(Input is given and output is displayed here.)</text:p>
          </draw:text-box>
        </draw:frame>
        <draw:frame draw:style-name="gr4" draw:text-style-name="P2" draw:layer="layout" svg:width="7.5cm" svg:height="5.228cm" svg:x="13.5cm" svg:y="5.772cm">
          <draw:text-box>
            <text:p>AWS(Remote Server)</text:p>
            <text:p/>
            <text:p>1.Contains a model for new input.</text:p>
            <text:p/>
            <text:p>2.Classifies the given input as real or fake.</text:p>
          </draw:text-box>
        </draw:frame>
        <draw:frame draw:style-name="gr5" draw:text-style-name="P2" draw:layer="layout" svg:width="3cm" svg:height="1.673cm" svg:x="19cm" svg:y="3.5cm">
          <draw:text-box>
            <text:p>Training data</text:p>
          </draw:text-box>
        </draw:frame>
        <draw:frame draw:style-name="gr5" draw:text-style-name="P2" draw:layer="layout" svg:width="3cm" svg:height="1.673cm" svg:x="23.5cm" svg:y="3.5cm">
          <draw:text-box>
            <text:p>Test Model</text:p>
          </draw:text-box>
        </draw:frame>
        <draw:frame draw:style-name="gr6" draw:text-style-name="P2" draw:layer="layout" svg:width="3.5cm" svg:height="1cm" svg:x="14cm" svg:y="4cm">
          <draw:text-box>
            <text:p>Database</text:p>
          </draw:text-box>
        </draw:frame>
        <draw:frame draw:style-name="gr7" draw:text-style-name="P2" draw:layer="layout" svg:width="7cm" svg:height="3.806cm" svg:x="18cm" svg:y="11.5cm">
          <draw:text-box>
            <text:p>1.Searches for authentic News.</text:p>
            <text:p>2.Autopoulates the fake news spreaders inbox</text:p>
          </draw:text-box>
        </draw:frame>
        <draw:frame draw:style-name="gr8" draw:text-style-name="P4" draw:layer="layout" svg:width="1.999cm" svg:height="0.999cm" svg:x="13.003cm" svg:y="7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9" draw:text-style-name="P5" draw:layer="layout" svg:x1="17.5cm" svg:y1="4.5cm" svg:x2="19cm" svg:y2="4.5cm">
          <text:p/>
        </draw:line>
        <draw:line draw:style-name="gr10" draw:text-style-name="P5" draw:layer="layout" svg:x1="9cm" svg:y1="7.5cm" svg:x2="13.5cm" svg:y2="8.5cm">
          <text:p/>
        </draw:line>
        <draw:line draw:style-name="gr11" draw:text-style-name="P5" draw:layer="layout" svg:x1="22cm" svg:y1="4.5cm" svg:x2="23.5cm" svg:y2="4.5cm">
          <text:p/>
        </draw:line>
        <draw:line draw:style-name="gr12" draw:text-style-name="P5" draw:layer="layout" svg:x1="24.5cm" svg:y1="5.173cm" svg:x2="21cm" svg:y2="8cm">
          <text:p/>
        </draw:line>
        <draw:line draw:style-name="gr13" draw:text-style-name="P5" draw:layer="layout" svg:x1="13.5cm" svg:y1="10.5cm" svg:x2="6.5cm" svg:y2="8.5cm">
          <text:p/>
        </draw:line>
        <draw:line draw:style-name="gr14" draw:text-style-name="P5" draw:layer="layout" svg:x1="16.5cm" svg:y1="11cm" svg:x2="18cm" svg:y2="12.5cm">
          <text:p/>
        </draw:line>
        <draw:frame draw:style-name="gr15" draw:text-style-name="P2" draw:layer="layout" svg:width="2.5cm" svg:height="0.962cm" svg:x="9.5cm" svg:y="6.5cm">
          <draw:text-box>
            <text:p>Input</text:p>
          </draw:text-box>
        </draw:frame>
        <draw:frame draw:style-name="gr16" draw:text-style-name="P2" draw:layer="layout" svg:width="2.5cm" svg:height="1cm" svg:x="8.5cm" svg:y="10cm">
          <draw:text-box>
            <text:p>Output</text:p>
          </draw:text-box>
        </draw:frame>
        <draw:line draw:style-name="gr17" draw:text-style-name="P5" draw:layer="layout" svg:x1="21cm" svg:y1="9cm" svg:x2="26cm" svg:y2="5.173cm">
          <text:p/>
        </draw:line>
        <draw:frame draw:style-name="gr18" draw:text-style-name="P2" draw:layer="layout" svg:width="5cm" svg:height="1.673cm" svg:x="23cm" svg:y="7.327cm">
          <draw:text-box>
            <text:p>Updates the Model</text:p>
          </draw:text-box>
        </draw:frame>
        <draw:frame draw:style-name="gr18" draw:text-style-name="P2" draw:layer="layout" svg:width="4cm" svg:height="1.673cm" svg:x="13.5cm" svg:y="12.5cm">
          <draw:text-box>
            <text:p>If the output is false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13cm" svg:height="1.465cm" svg:x="8cm" svg:y="0.035cm" presentation:class="title" presentation:user-transformed="true">
          <draw:text-box>
            <text:p><text:span text:style-name="T2">Phase 1:Information Retrieval</text:span></text:p>
          </draw:text-box>
        </draw:frame>
        <draw:frame draw:style-name="gr6" draw:text-style-name="P2" xml:id="id1" draw:id="id1" draw:layer="layout" svg:width="7cm" svg:height="1cm" svg:x="0.5cm" svg:y="2.5cm">
          <draw:text-box>
            <text:p>Obtaining the dataset</text:p>
          </draw:text-box>
        </draw:frame>
        <draw:frame draw:style-name="gr19" draw:text-style-name="P2" xml:id="id2" draw:id="id2" draw:layer="layout" svg:width="9.5cm" svg:height="8.783cm" svg:x="8.5cm" svg:y="2.5cm">
          <draw:text-box>
            <text:p>Pre-processing the dataset:</text:p>
            <text:p/>
            <text:p>a.Classifying the given data</text:p>
            <text:p/>
            <text:p>b.Removing Outliers:</text:p>
            <text:p><text:s text:c="3"/>1.Porter Stemmer Algorithm</text:p>
            <text:p><text:s text:c="3"/>2.TDIF<text:tab/></text:p>
            <text:p/>
            <text:p>c.Dimensionality Reduction /Feature Engineering:</text:p>
            <text:p><text:s text:c="2"/><text:tab/>Query Expansion(NLP)</text:p>
            <text:p/>
          </draw:text-box>
        </draw:frame>
        <draw:frame draw:style-name="gr5" draw:text-style-name="P2" xml:id="id3" draw:id="id3" draw:layer="layout" svg:width="8cm" svg:height="1.673cm" svg:x="19cm" svg:y="2.5cm">
          <draw:text-box>
            <text:p>Support Vector Machine:</text:p>
            <text:p><text:tab/>Project Model</text:p>
          </draw:text-box>
        </draw:frame>
        <draw:connector draw:style-name="gr20" draw:text-style-name="P5" draw:layer="layout" svg:x1="4cm" svg:y1="3.5cm" svg:x2="8.5cm" svg:y2="6.891cm" draw:start-shape="id1" draw:end-shape="id2" svg:d="M4000 3500v3391h4500" svg:viewBox="0 0 4501 3392">
          <text:p/>
        </draw:connector>
        <draw:connector draw:style-name="gr21" draw:text-style-name="P5" draw:layer="layout" svg:x1="18cm" svg:y1="6.891cm" svg:x2="23cm" svg:y2="4.173cm" draw:start-shape="id2" draw:end-shape="id3" draw:end-glue-point="2" svg:d="M18000 6891h5000v-2718" svg:viewBox="0 0 5001 2719">
          <text:p/>
        </draw:connecto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7" draw:layer="layout" svg:width="16.1cm" svg:height="1.889cm" svg:x="5.5cm" svg:y="0.111cm" presentation:class="title" presentation:user-transformed="true">
          <draw:text-box>
            <text:p><text:span text:style-name="T3">Phase 2:Taking Input and display Output</text:span></text:p>
          </draw:text-box>
        </draw:frame>
        <draw:frame draw:style-name="gr22" draw:text-style-name="P2" xml:id="id5" draw:id="id5" draw:layer="layout" svg:width="4.8cm" svg:height="4.517cm" svg:x="0.7cm" svg:y="4cm">
          <draw:text-box>
            <text:p><text:s text:c="4"/>Webpage</text:p>
            <text:p/>
            <text:p/>
            <text:p><text:tab/>Input</text:p>
            <text:p/>
            <text:p>Display Output</text:p>
          </draw:text-box>
        </draw:frame>
        <draw:frame draw:style-name="gr23" draw:text-style-name="P2" xml:id="id6" draw:id="id6" draw:layer="layout" svg:width="2cm" svg:height="0.962cm" svg:x="9cm" svg:y="4cm">
          <draw:text-box>
            <text:p>SVM</text:p>
          </draw:text-box>
        </draw:frame>
        <draw:line draw:style-name="gr24" draw:text-style-name="P5" draw:layer="layout" svg:x1="5.5cm" svg:y1="4.5cm" svg:x2="9cm" svg:y2="4.5cm">
          <text:p/>
        </draw:line>
        <draw:frame draw:style-name="gr23" draw:text-style-name="P2" xml:id="id4" draw:id="id4" draw:layer="layout" svg:width="5cm" svg:height="0.962cm" svg:x="9cm" svg:y="6cm">
          <draw:text-box>
            <text:p>Output</text:p>
          </draw:text-box>
        </draw:frame>
        <draw:line draw:style-name="gr25" draw:text-style-name="P5" draw:layer="layout" svg:x1="10cm" svg:y1="4.962cm" svg:x2="10cm" svg:y2="6cm">
          <text:p/>
        </draw:line>
        <draw:connector draw:style-name="gr26" draw:text-style-name="P5" draw:layer="layout" svg:x1="9cm" svg:y1="6.481cm" svg:x2="5.5cm" svg:y2="6.258cm" draw:start-shape="id4" draw:end-shape="id5" svg:d="M9000 6481h-1750v-223h-1750" svg:viewBox="0 0 3501 224">
          <text:p/>
        </draw:connector>
        <draw:frame draw:style-name="gr7" draw:text-style-name="P2" xml:id="id7" draw:id="id7" draw:layer="layout" svg:width="10cm" svg:height="3.806cm" svg:x="16.5cm" svg:y="3.5cm">
          <draw:text-box>
            <text:p>SVM Model(NLP):</text:p>
            <text:p>Modifies the model based on new input and its corresponding output</text:p>
          </draw:text-box>
        </draw:frame>
        <draw:connector draw:style-name="gr27" draw:text-style-name="P5" draw:layer="layout" svg:x1="11cm" svg:y1="4.481cm" svg:x2="16.5cm" svg:y2="5.403cm" draw:start-shape="id6" draw:start-glue-point="1" draw:end-shape="id7" draw:end-glue-point="3" svg:d="M11000 4481h2750v922h2750" svg:viewBox="0 0 5501 923">
          <text:p/>
        </draw:connecto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7" draw:layer="layout" svg:width="13cm" svg:height="1.389cm" svg:x="6.5cm" svg:y="0.5cm" presentation:class="title" presentation:user-transformed="true">
          <draw:text-box>
            <text:p><text:span text:style-name="T3">Phase 4:Output is False</text:span></text:p>
          </draw:text-box>
        </draw:frame>
        <draw:frame draw:style-name="gr28" draw:text-style-name="P2" xml:id="id8" draw:id="id8" draw:layer="layout" svg:width="9.5cm" svg:height="7.361cm" svg:x="0.5cm" svg:y="3.5cm">
          <draw:text-box>
            <text:p>Another Model:</text:p>
            <text:p/>
            <text:p>The model checks for news(true) similar to the fake news.</text:p>
            <text:p>(Search Engine Algorithm-BERT)</text:p>
            <text:p/>
            <text:p>Similar news is taken into the project model and verified.</text:p>
          </draw:text-box>
        </draw:frame>
        <draw:frame draw:style-name="gr29" draw:text-style-name="P2" xml:id="id9" draw:id="id9" draw:layer="layout" svg:width="16cm" svg:height="3.095cm" svg:x="11cm" svg:y="3.5cm">
          <draw:text-box>
            <text:p>Repopulating the Fake News Spreader’s Mailbox with Authentic News:</text:p>
            <text:p/>
            <text:p>Automated Newsletter tool</text:p>
          </draw:text-box>
        </draw:frame>
        <draw:connector draw:style-name="gr30" draw:text-style-name="P5" draw:layer="layout" svg:x1="10cm" svg:y1="7.18cm" svg:x2="19cm" svg:y2="6.595cm" draw:start-shape="id8" draw:end-shape="id9" svg:d="M10000 7180h9000v-585" svg:viewBox="0 0 9001 586">
          <text:p/>
        </draw:connector>
        <draw:frame draw:style-name="gr16" draw:text-style-name="P2" draw:layer="layout" svg:width="5.5cm" svg:height="1cm" svg:x="11.5cm" svg:y="7.5cm">
          <draw:text-box>
            <text:p>For True New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0T06:44:58.752000000</dc:date>
    <meta:editing-duration>PT27M41S</meta:editing-duration>
    <meta:editing-cycles>4</meta:editing-cycles>
    <meta:generator>LibreOffice/7.3.4.2$Windows_X86_64 LibreOffice_project/728fec16bd5f605073805c3c9e7c4212a0120dc5</meta:generator>
    <meta:document-statistic meta:object-count="72"/>
  </office:meta>
</office:document-meta>
</file>

<file path=Object 1/content.xml><?xml version="1.0" encoding="utf-8"?>
<math xmlns="http://www.w3.org/1998/Math/MathML" display="block"/>
</file>